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7"/>
    <style:style style:name="P9" style:family="paragraph" style:parent-style-name="Text_20_body" style:list-style-name="L46">
      <style:text-properties style:font-name="ArialMT" fo:font-size="12pt"/>
    </style:style>
    <style:style style:name="P10" style:family="paragraph" style:parent-style-name="Text_20_body" style:list-style-name="L7">
      <style:paragraph-properties fo:margin-top="0.111in" fo:margin-bottom="0.111in"/>
    </style:style>
    <style:style style:name="P11" style:family="paragraph" style:parent-style-name="Text_20_body" style:list-style-name="L7">
      <style:paragraph-properties fo:margin-top="0.111in" fo:margin-bottom="0.111in"/>
      <style:text-properties fo:color="#000000"/>
    </style:style>
    <style:style style:name="P12" style:family="paragraph" style:parent-style-name="Text_20_body" style:list-style-name="L7">
      <style:paragraph-properties fo:margin-top="0.111in" fo:margin-bottom="0.111in"/>
      <style:text-properties fo:color="#fc0107"/>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1"/>
    <style:style style:name="P54" style:family="paragraph" style:parent-style-name="Standard" style:list-style-name="L42"/>
    <style:style style:name="P55" style:family="paragraph" style:parent-style-name="Standard" style:list-style-name="L43"/>
    <style:style style:name="P56" style:family="paragraph" style:parent-style-name="Standard" style:list-style-name="L44"/>
    <style:style style:name="P57" style:family="paragraph" style:parent-style-name="Standard" style:list-style-name="L45"/>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list-style-name="L54"/>
    <style:style style:name="P66" style:family="paragraph" style:parent-style-name="Standard" style:list-style-name="L55"/>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3"/>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Standard" style:list-style-name="L96"/>
    <style:style style:name="P108" style:family="paragraph" style:parent-style-name="Standard" style:list-style-name="L97"/>
    <style:style style:name="P109" style:family="paragraph" style:parent-style-name="Standard" style:list-style-name="L98"/>
    <style:style style:name="P110" style:family="paragraph" style:parent-style-name="Standard" style:list-style-name="L99"/>
    <style:style style:name="P111" style:family="paragraph" style:parent-style-name="Standard" style:list-style-name="L100"/>
    <style:style style:name="P112" style:family="paragraph" style:parent-style-name="Standard" style:list-style-name="L101"/>
    <style:style style:name="P113" style:family="paragraph" style:parent-style-name="Standard" style:list-style-name="L102"/>
    <style:style style:name="P114" style:family="paragraph" style:parent-style-name="Standard" style:list-style-name="L103"/>
    <style:style style:name="P115" style:family="paragraph" style:parent-style-name="Standard" style:list-style-name="L104"/>
    <style:style style:name="P116" style:family="paragraph" style:parent-style-name="Standard" style:list-style-name="L105"/>
    <style:style style:name="P117" style:family="paragraph" style:parent-style-name="Standard" style:list-style-name="L106"/>
    <style:style style:name="P118" style:family="paragraph" style:parent-style-name="Standard" style:list-style-name="L107"/>
    <style:style style:name="P119" style:family="paragraph" style:parent-style-name="Standard" style:list-style-name="L108"/>
    <style:style style:name="P120" style:family="paragraph" style:parent-style-name="Standard" style:list-style-name="L109"/>
    <style:style style:name="P121" style:family="paragraph" style:parent-style-name="Standard" style:list-style-name="L110"/>
    <style:style style:name="P122" style:family="paragraph" style:parent-style-name="Standard" style:list-style-name="L111"/>
    <style:style style:name="P123" style:family="paragraph" style:parent-style-name="Standard" style:list-style-name="L112"/>
    <style:style style:name="P124" style:family="paragraph" style:parent-style-name="Standard" style:list-style-name="L113"/>
    <style:style style:name="P125" style:family="paragraph" style:parent-style-name="Standard" style:list-style-name="L114"/>
    <style:style style:name="P126" style:family="paragraph" style:parent-style-name="Standard" style:list-style-name="L115"/>
    <style:style style:name="P127" style:family="paragraph" style:parent-style-name="Standard" style:list-style-name="L116"/>
    <style:style style:name="P128" style:family="paragraph" style:parent-style-name="Standard" style:list-style-name="L117"/>
    <style:style style:name="P129" style:family="paragraph" style:parent-style-name="Standard" style:list-style-name="L118"/>
    <style:style style:name="P130" style:family="paragraph" style:parent-style-name="Standard" style:list-style-name="L119"/>
    <style:style style:name="P131" style:family="paragraph" style:parent-style-name="Standard" style:list-style-name="L120"/>
    <style:style style:name="P132" style:family="paragraph" style:parent-style-name="Standard" style:list-style-name="L121"/>
    <style:style style:name="P133" style:family="paragraph" style:parent-style-name="Standard" style:list-style-name="L122"/>
    <style:style style:name="P134" style:family="paragraph" style:parent-style-name="Standard" style:list-style-name="L123"/>
    <style:style style:name="P135" style:family="paragraph" style:parent-style-name="Standard" style:list-style-name="L124"/>
    <style:style style:name="P136" style:family="paragraph" style:parent-style-name="Standard" style:list-style-name="L125"/>
    <style:style style:name="P137" style:family="paragraph" style:parent-style-name="Standard" style:list-style-name="L126"/>
    <style:style style:name="P138" style:family="paragraph" style:parent-style-name="Standard" style:list-style-name="L127"/>
    <style:style style:name="P139" style:family="paragraph" style:parent-style-name="Standard" style:list-style-name="L128"/>
    <style:style style:name="P140" style:family="paragraph" style:parent-style-name="Standard" style:list-style-name="L130"/>
    <style:style style:name="P141" style:family="paragraph" style:parent-style-name="Standard" style:list-style-name="L12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style:style>
    <style:style style:name="T21" style:family="text">
      <style:text-properties fo:color="#3333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2.0</text:p>
      <text:list xml:id="list4987946947754461674" text:style-name="L130">
        <text:list-item>
          <text:p text:style-name="P140">improves annotation on <text:span text:style-name="T21">Detectability</text:span> plots by including the magDrop information.<text:line-break/></text:p>
        </text:list-item>
        <text:list-item>
          <text:p text:style-name="P140">eliminates the display of negative drops in the False-Positive histogram<text:line-break/> </text:p>
        </text:list-item>
      </text:list>
      <text:p text:style-name="Standard">version 4.1.9</text:p>
      <text:list xml:id="list2370589292359103046" text:style-name="L1">
        <text:list-item>
          <text:p text:style-name="P14">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6306837774318814644" text:style-name="L2">
        <text:list-item>
          <text:p text:style-name="P15">adds option to write sample light-curve from detectability analysis to a csv file that be imported to PyOTE.<text:line-break/></text:p>
        </text:list-item>
      </text:list>
      <text:p text:style-name="Standard">version 4.1.7</text:p>
      <text:list xml:id="list6819708487035495378" text:style-name="L3">
        <text:list-item>
          <text:p text:style-name="P16">adds the requirement to specify an observation duration when doing a detectability test<text:line-break/></text:p>
        </text:list-item>
        <text:list-item>
          <text:p text:style-name="P16">during a detectability test, if a detectable event was found, a sample light-curve showing such an event is plotted, otherwise the normal False-Positive plot will be shown.<text:line-break/></text:p>
        </text:list-item>
      </text:list>
      <text:p text:style-name="Standard">version 4.1.6</text:p>
      <text:list xml:id="list9062924673379765409" text:style-name="L4">
        <text:list-item>
          <text:p text:style-name="P17">reenables Cholesky failure messages (disabled for testing)<text:line-break/></text:p>
        </text:list-item>
        <text:list-item>
          <text:p text:style-name="P17">Adds test to detectability routine so that the user cannot give an event duration that requires more points than are available in the observation.<text:line-break/></text:p>
        </text:list-item>
      </text:list>
      <text:p text:style-name="Standard">version 4.1.5</text:p>
      <text:list xml:id="list2923052123295398179" text:style-name="L5">
        <text:list-item>
          <text:p text:style-name="P18">changed error bar calculation reporting so that the the value reported in the containment interval report matches that reported in the Excel final report when there is no asymmetry present.</text:p>
          <text:p text:style-name="P18"/>
        </text:list-item>
      </text:list>
      <text:p text:style-name="Standard">version 4.1.4</text:p>
      <text:list xml:id="list8923639957327712565" text:style-name="L6">
        <text:list-item>
          <text:p text:style-name="P19">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8115051477605288701" text:style-name="L7">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use an IOTA VTI, there is no correction at all needed).</text:p>
        </text:list-item>
        <text:list-item>
          <text:p text:style-name="P10"><text:soft-page-break/>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350453746249776477" text:style-name="L8">
        <text:list-header>
          <text:p text:style-name="P20"/>
        </text:list-header>
      </text:list>
      <text:p text:style-name="Standard">version 4.1.2</text:p>
      <text:list xml:id="list4920868658965173785" text:style-name="L9">
        <text:list-item>
          <text:p text:style-name="P21">fixes bug when D only search has been selected<text:line-break/></text:p>
        </text:list-item>
      </text:list>
      <text:p text:style-name="Standard">version 4.1.1</text:p>
      <text:list xml:id="list3251011701804994556" text:style-name="L10">
        <text:list-item>
          <text:p text:style-name="P22">fixes bug where signal columns beyond four were being read <text:s/>as duplicates of column <text:soft-page-break/>5.<text:line-break/></text:p>
        </text:list-item>
      </text:list>
      <text:p text:style-name="Standard">version 4.1.0</text:p>
      <text:list xml:id="list2412613638828513070" text:style-name="L11">
        <text:list-item>
          <text:p text:style-name="P23">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093616683015411110" text:style-name="L12">
        <text:list-item>
          <text:p text:style-name="P24">fixes issue where PyOTE could not read files that it had written.<text:line-break/></text:p>
        </text:list-item>
      </text:list>
      <text:p text:style-name="Standard">version 4.0.8</text:p>
      <text:list xml:id="list517559919403235157" text:style-name="L13">
        <text:list-item>
          <text:p text:style-name="P25">fixes bug (introduced by a misspelling in version 4.0.7) that kept csv files with more than four apertures from runnig.<text:line-break/></text:p>
        </text:list-item>
      </text:list>
      <text:p text:style-name="Standard">version 4.0.7</text:p>
      <text:list xml:id="list8276287699228415676" text:style-name="L14">
        <text:list-item>
          <text:p text:style-name="P26">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5003373767333143524" text:style-name="L15">
        <text:list-item>
          <text:p text:style-name="P27">minor GUI changes<text:line-break/></text:p>
        </text:list-item>
      </text:list>
      <text:p text:style-name="Standard">version 4.0.5</text:p>
      <text:list xml:id="list3700913175884715449" text:style-name="L16">
        <text:list-item>
          <text:p text:style-name="P28">if you click outside the light-curve, the closest point will be toggled (so you don't have to zoom in to select the leftmost or rightmost point in a light-curve.<text:line-break/></text:p>
        </text:list-item>
        <text:list-item>
          <text:p text:style-name="P28">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5988055843667838415" text:style-name="L17">
        <text:list-item>
          <text:p text:style-name="P29">a few GUI changes<text:line-break/></text:p>
        </text:list-item>
        <text:list-item>
          <text:p text:style-name="P29">removed the Use as secondary check box. Now if secondary curve is selected (spinner is non-zero), it will be used automatically.<text:line-break/></text:p>
        </text:list-item>
      </text:list>
      <text:p text:style-name="Standard">version 4.0.3</text:p>
      <text:list xml:id="list271647632372337235" text:style-name="L18">
        <text:list-item>
          <text:p text:style-name="P30">implements a major GUI change: uses tabbed folders to group buttons and other <text:soft-page-break/>controls. <text:line-break/></text:p>
        </text:list-item>
        <text:list-item>
          <text:p text:style-name="P3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0">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9177229615768252539" text:style-name="L19">
        <text:list-item>
          <text:p text:style-name="P31">removed a debug print statement that was inadvertently left in. It is responsible for the “mouse event” messages polluting the log file.<text:line-break/></text:p>
        </text:list-item>
      </text:list>
      <text:p text:style-name="Standard">version 4.0.1</text:p>
      <text:list xml:id="list5092154985765268786" text:style-name="L20">
        <text:list-item>
          <text:p text:style-name="P32">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666394881198719449" text:style-name="L21">
        <text:list-item>
          <text:p text:style-name="P33">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3148633928734812087" text:style-name="L22">
        <text:list-item>
          <text:p text:style-name="P34">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334628844846118546" text:style-name="L23">
        <text:list-item>
          <text:p text:style-name="P35">one more attempt to solve the gui sizing issue.<text:line-break/></text:p>
        </text:list-item>
        <text:list-item>
          <text:p text:style-name="P35">'sticky' settings are back but are now stored in <text:span text:style-name="T15">pyote.ini</text:span> instead of the<text:line-break/> obscure <text:span text:style-name="T15">simple-ote.ini<text:line-break/></text:span><text:soft-page-break/></text:p>
        </text:list-item>
      </text:list>
      <text:p text:style-name="Standard">version 3.9.7</text:p>
      <text:list xml:id="list403181643166603405" text:style-name="L24">
        <text:list-item>
          <text:p text:style-name="P36">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3787112333889974015" text:style-name="L25">
        <text:list-item>
          <text:p text:style-name="P37">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413174238682605913" text:style-name="L26">
        <text:list-item>
          <text:p text:style-name="P38">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865939550418296507" text:style-name="L27">
        <text:list-item>
          <text:p text:style-name="P39">attempts to fix over-size initial gui.<text:line-break/></text:p>
        </text:list-item>
      </text:list>
      <text:p text:style-name="Standard">version 3.9.3</text:p>
      <text:list xml:id="list2127749159307410276" text:style-name="L28">
        <text:list-item>
          <text:p text:style-name="P40">makes various improvements to the 'detectability' calculator to make it easier to use.<text:line-break/></text:p>
        </text:list-item>
      </text:list>
      <text:p text:style-name="Standard">version 3.9.2</text:p>
      <text:list xml:id="list2213639125827035604" text:style-name="L29">
        <text:list-item>
          <text:p text:style-name="P41">adds a 'detectability' calculator for use in pre-planning event observation.<text:line-break/></text:p>
        </text:list-item>
        <text:list-item>
          <text:p text:style-name="P4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soft-page-break/></text:p>
        </text:list-item>
      </text:list>
      <text:p text:style-name="Standard">version 3.9.1</text:p>
      <text:list xml:id="list2418030305737099454" text:style-name="L30">
        <text:list-item>
          <text:p text:style-name="P42">adds an snr calculation to the <text:span text:style-name="T17">Calc baseline stats</text:span> button.<text:line-break/></text:p>
        </text:list-item>
      </text:list>
      <text:p text:style-name="Standard">version 3.9.0</text:p>
      <text:list xml:id="list8600898883098061772" text:style-name="L31">
        <text:list-item>
          <text:p text:style-name="P43">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8991929924860496263" text:style-name="L32">
        <text:list-item>
          <text:p text:style-name="P44">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1709644438042415193" text:style-name="L33">
        <text:list-item>
          <text:p text:style-name="P45">fixed a bug that sometimes kept events that contained a single point at the bottom from producing a report.<text:line-break/></text:p>
        </text:list-item>
      </text:list>
      <text:p text:style-name="Standard">version 3.8.7</text:p>
      <text:list xml:id="list3429887180693350030" text:style-name="L34">
        <text:list-item>
          <text:p text:style-name="P46">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6602157343760429493" text:style-name="L35">
        <text:list-item>
          <text:p text:style-name="P47">checks for only a single light-curve in the csv file which was causing a 'list index out of range' error message<text:line-break/></text:p>
        </text:list-item>
      </text:list>
      <text:p text:style-name="Standard">version 3.8.5</text:p>
      <text:list xml:id="list8849000328376908677" text:style-name="L36">
        <text:list-item>
          <text:p text:style-name="P48">changed the way QGridLayout was referenced.<text:line-break/></text:p>
        </text:list-item>
      </text:list>
      <text:p text:style-name="Standard">version 3.8.4</text:p>
      <text:list xml:id="list6351217247406857297" text:style-name="L37">
        <text:list-item>
          <text:p text:style-name="P4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9"/>
        </text:list-item>
      </text:list>
      <text:p text:style-name="Standard">version 3.8.3</text:p>
      <text:list xml:id="list8303722566168968620" text:style-name="L38">
        <text:list-item>
          <text:p text:style-name="P50">adds display of light-curve name (if available in the csv file) to the curve-to-be-analyzed and the normalization curve next to their selection spinners.<text:line-break/></text:p>
        </text:list-item>
      </text:list>
      <text:p text:style-name="Standard">version 3.8.2</text:p>
      <text:list xml:id="list3526776436142839852" text:style-name="L39">
        <text:list-item>
          <text:p text:style-name="P51">3.7.5 introduced a scrollable GUI for small screens. Unfortunately, that caused resizing problem for all users. The version reverts back to the original GUI design.<text:line-break/></text:p>
        </text:list-item>
        <text:list-item>
          <text:p text:style-name="P5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text:soft-page-break/>version 3.8.1</text:p>
      <text:list xml:id="list5889536174007908492" text:style-name="L40">
        <text:list-item>
          <text:p text:style-name="P5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5574139518250371198" text:style-name="L41">
        <text:list-item>
          <text:p text:style-name="P53">adds a tutorial button to supply a quick-start for new or infrequent users.<text:line-break/></text:p>
        </text:list-item>
      </text:list>
      <text:p text:style-name="Standard">version 3.7.9</text:p>
      <text:list xml:id="list7854572028881561022" text:style-name="L42">
        <text:list-item>
          <text:p text:style-name="P54">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41046815048695361" text:style-name="L43">
        <text:list-item>
          <text:p text:style-name="P55">added visible left, top, and bottom axes to main plot (with ticks to make easier to associate timestamp with point).<text:line-break/></text:p>
        </text:list-item>
      </text:list>
      <text:p text:style-name="Standard">version 3.7.7</text:p>
      <text:list xml:id="list8373149404259365136" text:style-name="L44">
        <text:list-item>
          <text:p text:style-name="P56">if timestamps are available in the csv file, they are used as x axis labels in the main plot.<text:line-break/></text:p>
        </text:list-item>
      </text:list>
      <text:p text:style-name="Standard">version 3.7.6</text:p>
      <text:list xml:id="list1306320130317498467" text:style-name="L45">
        <text:list-item>
          <text:p text:style-name="P57">changed the way QMainWindow and Qapplication were referenced to accommodate the latest Anaconda version, which has reorganized where those modules are stored. </text:p>
          <text:p text:style-name="P57">This was causing a fatal startup error.<text:line-break/> </text:p>
        </text:list-item>
      </text:list>
      <text:p text:style-name="Standard">version 3.7.5</text:p>
      <text:list xml:id="list8510407278699756320" text:style-name="L46">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text:soft-page-break/>let me know immediately! </text:p>
        </text:list-item>
      </text:list>
      <text:p text:style-name="Standard"/>
      <text:p text:style-name="Standard">version 3.7.4</text:p>
      <text:list xml:id="list2378989310025621764" text:style-name="L47">
        <text:list-item>
          <text:p text:style-name="P5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233815656923621040" text:style-name="L48">
        <text:list-item>
          <text:p text:style-name="P59">adds code line needed by any Mac users that are running Big Sur<text:line-break/></text:p>
        </text:list-item>
      </text:list>
      <text:p text:style-name="Standard">version 3.7.2</text:p>
      <text:list xml:id="list2950094857041888476" text:style-name="L49">
        <text:list-item>
          <text:p text:style-name="P60">fixes bug that caused all analysis attempts to 'stall'</text:p>
        </text:list-item>
      </text:list>
      <text:p text:style-name="Standard"/>
      <text:p text:style-name="Standard">version 3.7.1</text:p>
      <text:list xml:id="list8988290920795336135" text:style-name="L50">
        <text:list-item>
          <text:p text:style-name="P61">fixed a bug in the r limb angle entry<text:line-break/></text:p>
        </text:list-item>
      </text:list>
      <text:p text:style-name="Standard">version 3.7.0</text:p>
      <text:list xml:id="list5772940344179728393" text:style-name="L51">
        <text:list-item>
          <text:p text:style-name="P62">adds right-click help to ast speed label giving the equation to use if asteroid speed is not available but asteroid diameter and maximum duration are specified<text:line-break/></text:p>
        </text:list-item>
        <text:list-item>
          <text:p text:style-name="P62">adds suggestion to right-click help on penumbral fit checkbox for how to find the penumbral curve csv file that is provided for practice purposes.<text:line-break/></text:p>
        </text:list-item>
      </text:list>
      <text:p text:style-name="Standard">version 3.6.8</text:p>
      <text:list xml:id="list6073721053670938337" text:style-name="L52">
        <text:list-item>
          <text:p text:style-name="P63">adds modeling of off centerline observations to lightcurve calibration curve generation<text:line-break/></text:p>
        </text:list-item>
      </text:list>
      <text:p text:style-name="Standard">version 3.6.7</text:p>
      <text:list xml:id="list1885890144533478732" text:style-name="L53">
        <text:list-item>
          <text:p text:style-name="P64">clarified the location of the Enable Manual Timestamp Entry checkbox in the pop-up message appears when there are no timestamps in the csv file.<text:line-break/></text:p>
        </text:list-item>
      </text:list>
      <text:p text:style-name="Standard">version 3.6.6</text:p>
      <text:list xml:id="list6130803307666368408" text:style-name="L54">
        <text:list-item>
          <text:p text:style-name="P6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9118065271936713932" text:style-name="L55">
        <text:list-item>
          <text:p text:style-name="P66">added advisory message when False Positive probability plot appears in hopes of stemming in-discriminant use of this number as a 'decider' between a 'miss' and a 'positive' for an observation.<text:line-break/></text:p>
        </text:list-item>
      </text:list>
      <text:p text:style-name="Standard"><text:soft-page-break/>version 3.6.4</text:p>
      <text:list xml:id="list294267769908046896" text:style-name="L56">
        <text:list-item>
          <text:p text:style-name="P67">version 3.6.2 would open .xlsx Report file on Mac, but not Windows. This version attempts to fix that (Windows needs a different command to open a file).<text:line-break/></text:p>
        </text:list-item>
      </text:list>
      <text:p text:style-name="Standard">version 3.6.2</text:p>
      <text:list xml:id="list5460742254669999799" text:style-name="L57">
        <text:list-item>
          <text:p text:style-name="P6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72381595365628448" text:style-name="L58">
        <text:list-item>
          <text:p text:style-name="P6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5614533152677223923" text:style-name="L59">
        <text:list-item>
          <text:p text:style-name="P7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0"><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soft-pag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287158466707271577" text:style-name="L60">
        <text:list-item>
          <text:p text:style-name="P71">fixed another bug in penumbral curve fit and removed diagnostic printouts.<text:line-break/></text:p>
        </text:list-item>
      </text:list>
      <text:p text:style-name="Standard">version 3.5.8</text:p>
      <text:list xml:id="list4034874612635544128" text:style-name="L61">
        <text:list-item>
          <text:p text:style-name="P72">fixed a number of bugs in the penumbral curve fit code<text:line-break/></text:p>
        </text:list-item>
      </text:list>
      <text:p text:style-name="Standard">version 3.5.7</text:p>
      <text:list xml:id="list516825804962071252" text:style-name="L62">
        <text:list-item>
          <text:p text:style-name="P7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241227307907295130" text:style-name="L63">
        <text:list-item>
          <text:p text:style-name="P7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92487377984531986" text:style-name="L64">
        <text:list-item>
          <text:p text:style-name="P7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458028000946017380" text:style-name="L65">
        <text:list-item>
          <text:p text:style-name="P7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167785861796233527" text:style-name="L66">
        <text:list-item>
          <text:p text:style-name="P7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648286305027650593" text:style-name="L67">
        <text:list-item>
          <text:p text:style-name="P78"><text:soft-page-break/>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014433786553031449" text:style-name="L68">
        <text:list-item>
          <text:p text:style-name="P79">Added additional references to the North American Excel Spreadsheet report in the new section of the final report that bangs on about the start-of-exposure timing convention.<text:line-break/></text:p>
        </text:list-item>
      </text:list>
      <text:p text:style-name="Standard">version 3.5.0</text:p>
      <text:list xml:id="list6305558310324468738" text:style-name="L69">
        <text:list-item>
          <text:p text:style-name="P8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0">NEW: when 'trims' have been placed, a 'write csv' process will honor those values and produce a 'trimmed' output file.<text:line-break/></text:p>
        </text:list-item>
        <text:list-item>
          <text:p text:style-name="P80">NEW: when a light curve has been 'normalized', the changed values are written to the data table where, once again, a 'write csv' process will capture the results.<text:line-break/></text:p>
        </text:list-item>
        <text:list-item>
          <text:p text:style-name="P80">Added additional reminders that the start-of-exposure timestamp/timing convention is employed.</text:p>
        </text:list-item>
      </text:list>
      <text:p text:style-name="Standard"/>
      <text:p text:style-name="Standard">version 3.4.9</text:p>
      <text:list xml:id="list5986891614217581726" text:style-name="L70">
        <text:list-item>
          <text:p text:style-name="P81">Added some explanatory language to the “Excel report” section regarding the proper interpretation of the 'false positive probability' number.<text:line-break/></text:p>
        </text:list-item>
      </text:list>
      <text:p text:style-name="Standard">version 3.4.8</text:p>
      <text:list xml:id="list3709462512768879807" text:style-name="L71">
        <text:list-item>
          <text:p text:style-name="P82">This version deals more realistically with high magDrop lightcurves by defining a 'limiting magDrop' as: <text:line-break/><text:line-break/><text:tab/>limMagDrop = 2.5 * log10( B / std(A) ) <text:line-break/><text:line-break/><text:tab/>std(A) is the noise level of A.</text:p>
          <text:p text:style-name="P82"><text:soft-page-break/><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728805582709522733" text:style-name="L72">
        <text:list-item>
          <text:p text:style-name="P83">Automatically loads the correct version of Adv2<text:line-break/></text:p>
        </text:list-item>
      </text:list>
      <text:p text:style-name="Standard">version 3.4.6</text:p>
      <text:list xml:id="list24607524627273507" text:style-name="L73">
        <text:list-item>
          <text:p text:style-name="P84">Adds AAV Version 2 file as a type that can be read (important when Do OCR check is enabled)</text:p>
        </text:list-item>
      </text:list>
      <text:p text:style-name="Standard"/>
      <text:p text:style-name="Standard">version 3.4.5</text:p>
      <text:list xml:id="list651882461202039823" text:style-name="L74">
        <text:list-item>
          <text:p text:style-name="P85">Fixes block integration which was failing when more than 4 lightcurves were being processed.<text:line-break/></text:p>
        </text:list-item>
        <text:list-item>
          <text:p text:style-name="P85">Made use diff and Do OCR checkboxes sticky.<text:line-break/></text:p>
        </text:list-item>
      </text:list>
      <text:p text:style-name="Standard">version 3.4.4</text:p>
      <text:list xml:id="list5166849008000613124" text:style-name="L75">
        <text:list-item>
          <text:p text:style-name="P8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057308124092241995" text:style-name="L76">
        <text:list-item>
          <text:p text:style-name="P87"><text:soft-page-break/>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2427397919136225915" text:style-name="L77">
        <text:list-item>
          <text:p text:style-name="P8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620086940611862539" text:style-name="L78">
        <text:list-item>
          <text:p text:style-name="P8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8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2153210977208008242" text:style-name="L79">
        <text:list-item>
          <text:p text:style-name="P9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895736602708230268" text:style-name="L80">
        <text:list-item>
          <text:p text:style-name="P91"><text:soft-page-break/>Automatically installs cv2 if not already present. <text:s/>This package is needed for the new frame view feature.<text:line-break/></text:p>
        </text:list-item>
      </text:list>
      <text:p text:style-name="Standard">version 3.3.8</text:p>
      <text:list xml:id="list4690430483906024911" text:style-name="L81">
        <text:list-item>
          <text:p text:style-name="P9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27692330438031928" text:style-name="L82">
        <text:list-item>
          <text:p text:style-name="P93">A new button (View frame) with an associated spinner for entry of a frame number has been added:</text:p>
          <text:p text:style-name="P9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458266230955503930" text:style-name="L83">
        <text:list-item>
          <text:p text:style-name="P94">Changed usage of max([a, b ,c]) to max(a, b, c) to see if this allows the Numba <text:soft-page-break/>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80631006917336870" text:style-name="L84">
        <text:list-item>
          <text:p text:style-name="P9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195859082729979922" text:style-name="L85">
        <text:list-item>
          <text:p text:style-name="P9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27910383429497545" text:style-name="L86">
        <text:list-item>
          <text:p text:style-name="P9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6731146338402136699" text:style-name="L87">
        <text:list-item>
          <text:p text:style-name="P98">Changed main plot so that the scroll wheel only zooms the x axis.</text:p>
        </text:list-item>
        <text:list-item>
          <text:p text:style-name="P98">Changed lightcurve plot so that it conforms properly to 'start-of-exposure'.<text:line-break/></text:p>
        </text:list-item>
      </text:list>
      <text:p text:style-name="Standard">version 3.2.8</text:p>
      <text:list xml:id="list734995817670053394" text:style-name="L88">
        <text:list-item>
          <text:p text:style-name="P99">Changed font size in help files --- it was fine for Mac but too big for Win10<text:line-break/></text:p>
        </text:list-item>
      </text:list>
      <text:p text:style-name="Standard">version 3.2.7</text:p>
      <text:list xml:id="list5545233395166077553" text:style-name="L89">
        <text:list-item>
          <text:p text:style-name="P10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144542598595286921" text:style-name="L90">
        <text:list-item>
          <text:p text:style-name="P101">This is a 'cosmetic' release --- there should be NO detectable differences from version 3.2.5 in terms of functionality.</text:p>
        </text:list-item>
        <text:list-item>
          <text:p text:style-name="P101">All python files were brought into compliance with PEP 8 coding standards. <text:s/>Only I care about that.</text:p>
        </text:list-item>
        <text:list-item>
          <text:p text:style-name="P101">More significantly, I removed the dependency on C code by using Numba as a <text:soft-page-break/>code accelerator instead of Cython. <text:s/>As a result, I no longer need to compile separate code versions for Mac, Windows, and Linux. <text:s/>That makes my life easier, but you should experience no operational changes.</text:p>
        </text:list-item>
        <text:list-item>
          <text:p text:style-name="P101">All this 'cosmetic' work is in preparation for working on PyOTE issues again.<text:line-break/> </text:p>
        </text:list-item>
      </text:list>
      <text:p text:style-name="Standard">version 3.2.5</text:p>
      <text:list xml:id="list4684008264596775673" text:style-name="L91">
        <text:list-item>
          <text:p text:style-name="P10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38190747405539975" text:style-name="L92">
        <text:list-item>
          <text:p text:style-name="P103">Modified the test for newer version to accommodate the different strings returned by pip 18.1 and pip 19.0+</text:p>
        </text:list-item>
        <text:list-item>
          <text:p text:style-name="P103">Added ability to invoke PyOTE from PyMovie with an externally supplied csv file that is automatically opened.<text:line-break/></text:p>
        </text:list-item>
      </text:list>
      <text:p text:style-name="Standard">version 3.2.3</text:p>
      <text:list xml:id="list1796238799219403883" text:style-name="L93">
        <text:list-item>
          <text:p text:style-name="P10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4">Added support for the PyMovie csv format<text:line-break/></text:p>
        </text:list-item>
      </text:list>
      <text:p text:style-name="Standard">version 3.2.1</text:p>
      <text:list xml:id="list8278850791701605146" text:style-name="L94">
        <text:list-item>
          <text:p text:style-name="P10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815814842462957024" text:style-name="L95">
        <text:list-item>
          <text:p text:style-name="P106">Changed GUI to better align text on min max edit boxes to avoid confusion.<text:line-break/></text:p>
        </text:list-item>
      </text:list>
      <text:p text:style-name="Standard">version 3.1.9</text:p>
      <text:list xml:id="list4145143179629267358" text:style-name="L96">
        <text:list-item>
          <text:p text:style-name="P107">Fixed a bug in the test for a min/max solution search being constrained by a too large min value.<text:line-break/></text:p>
        </text:list-item>
      </text:list>
      <text:p text:style-name="Standard">version 3.1.8</text:p>
      <text:list xml:id="list7313565977621333545" text:style-name="L97">
        <text:list-item>
          <text:p text:style-name="P108"><text:soft-page-break/>version 3.1.7 was released without an updated version history. <text:s/>Here is what was changed in 3.1.7:<text:line-break/></text:p>
        </text:list-item>
        <text:list-item>
          <text:p text:style-name="P10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12418004324385478" text:style-name="L98">
        <text:list-item>
          <text:p text:style-name="P109">Values entered in the Manual Timestamp Entry dialog box are now 'sticky', thus making corrections easy to do without requiring re-entry of all data. </text:p>
          <text:p text:style-name="P109"><text:line-break/>Also trapped is the case where a user has entered a custom frame time but failed to click the radio button indicating that it is to be used.<text:line-break/></text:p>
        </text:list-item>
      </text:list>
      <text:p text:style-name="Standard">version 3.1.5:</text:p>
      <text:list xml:id="list976480219187552046" text:style-name="L99">
        <text:list-item>
          <text:p text:style-name="P11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82259158290989067" text:style-name="L100">
        <text:list-item>
          <text:p text:style-name="P111">Fixed error in new dropped reading detection logic when light curve was processed in field mode.<text:line-break/></text:p>
        </text:list-item>
        <text:list-item>
          <text:p text:style-name="P111">Cleaned up some language in tooltips.<text:line-break/></text:p>
        </text:list-item>
      </text:list>
      <text:p text:style-name="Standard">version 3.1.3:</text:p>
      <text:list xml:id="list3533165908837696104" text:style-name="L101">
        <text:list-item>
          <text:p text:style-name="P11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2">Eliminated the 'entry num' column in the data matrix at the lower left of the GUI. The 'entry num' is unused and a possible source of confusion with the frame or field number for the unwary.<text:line-break/><text:soft-page-break/></text:p>
        </text:list-item>
        <text:list-item>
          <text:p text:style-name="P112">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835358811756294713" text:style-name="L102">
        <text:list-item>
          <text:p text:style-name="P11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875388407640272762" text:style-name="L103">
        <text:list-item>
          <text:p text:style-name="P11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738921164631471901" text:style-name="L104">
        <text:list-item>
          <text:p text:style-name="P11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6396052452762146338" text:style-name="L105">
        <text:list-item>
          <text:p text:style-name="P11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ext:soft-page-break/>this new feature, each test requiring a new version, even though functionality did not change,<text:line-break/></text:p>
        </text:list-item>
      </text:list>
      <text:p text:style-name="Standard">version 3.0.1:</text:p>
      <text:list xml:id="list2854759697440662084" text:style-name="L106">
        <text:list-item>
          <text:p text:style-name="P11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56177937340698274" text:style-name="L107">
        <text:list-item>
          <text:p text:style-name="P11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389784396382680997" text:style-name="L108">
        <text:list-item>
          <text:p text:style-name="P11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457345195723879646" text:style-name="L109">
        <text:list-item>
          <text:p text:style-name="P120">Disable the Accept integration button when user overrides an automatic block analysis with a manual block selection followed by a click on the Block integrate button.<text:line-break/></text:p>
        </text:list-item>
      </text:list>
      <text:p text:style-name="Standard">version 2.1.4:</text:p>
      <text:list xml:id="list5876279712190880433" text:style-name="L110">
        <text:list-item>
          <text:p text:style-name="P121">Corrected a bug that kept manual selection of block integration from being performed after a refusal to accept the automatic block analysis results.<text:line-break/></text:p>
        </text:list-item>
      </text:list>
      <text:p text:style-name="Standard">version 2.1.3:</text:p>
      <text:list xml:id="list7837794791242168090" text:style-name="L111">
        <text:list-item>
          <text:p text:style-name="P12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810035059933337220" text:style-name="L112">
        <text:list-item>
          <text:p text:style-name="P12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59618957059328402" text:style-name="L113">
        <text:list-item>
          <text:p text:style-name="P124">Added progress bar tracking of block integration analysis because it can take an extended amount of time to complete the analysis when the light curve has many points.<text:line-break/></text:p>
        </text:list-item>
      </text:list>
      <text:p text:style-name="Standard">version 2.1.0</text:p>
      <text:list xml:id="list5451501263580489865" text:style-name="L114">
        <text:list-item>
          <text:p text:style-name="P125">Added automatic determination of 'correct' block size and offset for block <text:soft-page-break/>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5362622554050357301" text:style-name="L115">
        <text:list-item>
          <text:p text:style-name="P126">Made the selection of Tooltip display 'sticky'</text:p>
        </text:list-item>
        <text:list-item>
          <text:p text:style-name="P126">Duration calculation when D and R span midnight now handled correctly</text:p>
        </text:list-item>
      </text:list>
      <text:p text:style-name="Standard"/>
      <text:p text:style-name="Standard">version 2.0.8</text:p>
      <text:list xml:id="list5243200022474064622" text:style-name="L116">
        <text:list-item>
          <text:p text:style-name="P127">toolTips changed to invoke and display in a custom dialog box that can be moved and resized to better accommodate legacy displays</text:p>
        </text:list-item>
        <text:list-item>
          <text:p text:style-name="P127">Calc flash timing calculation fixed to properly deal with the non-integer frame numbers that can result from field processed csv files</text:p>
        </text:list-item>
        <text:list-item>
          <text:p text:style-name="P127">Flash timing has been verified to work with integrated light curves</text:p>
        </text:list-item>
        <text:list-item>
          <text:p text:style-name="P12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830089722643267460" text:style-name="L117">
        <text:list-item>
          <text:p text:style-name="P128">Adds a button to calculate the edge position of an LED timing flash.</text:p>
        </text:list-item>
        <text:list-item>
          <text:p text:style-name="P12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8">Adds a checkbox to force manual entry of timestamp info. <text:s/>This is useful when OCR on a VTI timed light curve has catastrophic errors. <text:s/>It is always employed when using LED flash timing.</text:p>
        </text:list-item>
      </text:list>
      <text:list xml:id="list5221428249443233124" text:style-name="L118">
        <text:list-item>
          <text:p text:style-name="P12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729033212501437381" text:style-name="L119">
        <text:list-item>
          <text:p text:style-name="P13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296109458303525743" text:style-name="L120">
        <text:list-item>
          <text:p text:style-name="P131">files generated by pyote now contain PYOTE in the filename.<text:line-break/><text:soft-page-break/></text:p>
        </text:list-item>
        <text:list-item>
          <text:p text:style-name="P13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355184321445079962" text:style-name="L121">
        <text:list-item>
          <text:p text:style-name="P13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069759227925278042" text:style-name="L122">
        <text:list-item>
          <text:p text:style-name="P13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219369618230730217" text:style-name="L123">
        <text:list-item>
          <text:p text:style-name="P13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417193837800812277" text:style-name="L124">
        <text:list-item>
          <text:p text:style-name="P135">improved handling of D and R region selection so that one cannot enter an invalid configuration --- automatic corrections/changes are applied.<text:line-break/></text:p>
        </text:list-item>
        <text:list-item>
          <text:p text:style-name="P13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415101907479810788" text:style-name="L125">
        <text:list-item>
          <text:p text:style-name="P136">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913628250385324837" text:style-name="L126">
        <text:list-item>
          <text:p text:style-name="P13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soft-page-break/></text:p>
        </text:list-item>
        <text:list-item>
          <text:p text:style-name="P13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019171549061889480" text:style-name="L127">
        <text:list-item>
          <text:p text:style-name="P138">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095380419975494112" text:style-name="L128">
        <text:list-item>
          <text:p text:style-name="P13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941424958800116665" text:style-name="L129">
        <text:list-item>
          <text:p text:style-name="P14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2-04T07:47:39</dc:date>
    <meta:editing-cycles>165</meta:editing-cycles>
    <meta:editing-duration>P1DT1H20M52S</meta:editing-duration>
    <dc:creator>Robert Anderson</dc:creator>
    <meta:document-statistic meta:table-count="0" meta:image-count="3" meta:object-count="0" meta:page-count="24" meta:paragraph-count="336" meta:word-count="9135" meta:character-count="53179"/>
    <meta:template xlink:type="simple" xlink:actuate="onRequest" xlink:title="" xlink:href="Normal"/>
  </office:meta>
</office:document-meta>
</file>